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4.00pt" fo:font-weight="bold" fo:font-family="'Times New Roman'" style:font-family-asian="'Times New Roman'" style:font-family-complex="'Times New Roman'"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normal" fo:font-family="Verdana" style:font-family-asian="Verdana" style:font-family-complex="Verdana" fo:background-color="transparent" style:use-window-font-color="true" fo:font-style="italic"/>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22.00pt" fo:font-weight="bold" fo:font-family="'Times New Roman'" style:font-family-asian="'Times New Roman'" style:font-family-complex="'Times New Roman'"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8" style:family="text">
      <style:text-properties fo:font-size="12.00pt" fo:font-weight="normal" fo:font-family="'Times New Roman'" style:font-family-asian="'Times New Roman'" style:font-family-complex="'Times New Roman'" fo:background-color="transparent" style:use-window-font-color="true"/>
    </style:style>
    <style:style style:name="T4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4" style:family="text">
      <style:text-properties fo:font-size="12.00pt" fo:font-weight="normal" fo:font-family="'Times New Roman'" style:font-family-asian="'Times New Roman'" style:font-family-complex="'Times New Roman'" fo:background-color="transparent" style:use-window-font-color="true"/>
    </style:style>
    <style:style style:name="T5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0" style:family="text">
      <style:text-properties fo:font-size="12.00pt" fo:font-weight="normal" fo:font-family="'Times New Roman'" style:font-family-asian="'Times New Roman'" style:font-family-complex="'Times New Roman'" fo:background-color="transparent" style:use-window-font-color="true"/>
    </style:style>
    <style:style style:name="T6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6" style:family="text">
      <style:text-properties fo:font-size="12.00pt" fo:font-weight="normal" fo:font-family="'Times New Roman'" style:font-family-asian="'Times New Roman'" style:font-family-complex="'Times New Roman'" fo:background-color="transparent" style:use-window-font-color="true"/>
    </style:style>
    <style:style style:name="T6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2" style:family="text">
      <style:text-properties fo:font-size="12.00pt" fo:font-weight="normal" fo:font-family="'Times New Roman'" style:font-family-asian="'Times New Roman'" style:font-family-complex="'Times New Roman'" fo:background-color="transparent" style:use-window-font-color="true"/>
    </style:style>
    <style:style style:name="T7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4" style:family="text">
      <style:text-properties fo:font-size="12.00pt" fo:font-weight="normal" fo:font-family="'Times New Roman'" style:font-family-asian="'Times New Roman'" style:font-family-complex="'Times New Roman'" fo:background-color="transparent" style:use-window-font-color="true"/>
    </style:style>
    <style:style style:name="T8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8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90" style:family="text">
      <style:text-properties fo:font-size="12.00pt" fo:font-weight="normal" fo:font-family="'Times New Roman'" style:font-family-asian="'Times New Roman'" style:font-family-complex="'Times New Roman'" fo:background-color="transparent" style:use-window-font-color="true"/>
    </style:style>
    <style:style style:name="T9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9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24.00pt" fo:font-weight="bold" fo:font-family="'Times New Roman'" style:font-family-asian="'Times New Roman'" style:font-family-complex="'Times New Roman'" fo:background-color="transparent" style:use-window-font-color="true"/>
    </style:style>
    <style:style style:name="T95" style:family="text">
      <style:text-properties fo:font-size="18.00pt" fo:font-weight="bold" fo:font-family="'Times New Roman'" style:font-family-asian="'Times New Roman'" style:font-family-complex="'Times New Roman'" fo:background-color="transparent" style:use-window-font-color="true"/>
    </style:style>
    <style:style style:name="T96" style:family="text">
      <style:text-properties fo:font-size="12.00pt" fo:font-weight="normal" fo:font-family="'Times New Roman'" style:font-family-asian="'Times New Roman'" style:font-family-complex="'Times New Roman'" fo:background-color="transparent" style:use-window-font-color="true"/>
    </style:style>
    <style:style style:name="T97" style:family="text">
      <style:text-properties fo:font-size="18.00pt" fo:font-weight="bold" fo:font-family="'Times New Roman'" style:font-family-asian="'Times New Roman'" style:font-family-complex="'Times New Roman'" fo:background-color="transparent" style:use-window-font-color="true"/>
    </style:style>
    <style:style style:name="T98" style:family="text">
      <style:text-properties fo:font-size="12.00pt" fo:font-weight="normal" fo:font-family="'Times New Roman'" style:font-family-asian="'Times New Roman'" style:font-family-complex="'Times New Roman'" fo:background-color="transparent" style:use-window-font-color="true"/>
    </style:style>
    <style:style style:name="T99" style:family="text">
      <style:text-properties fo:font-size="18.00pt" fo:font-weight="bold" fo:font-family="'Times New Roman'" style:font-family-asian="'Times New Roman'" style:font-family-complex="'Times New Roman'" fo:background-color="transparent" style:use-window-font-color="true"/>
    </style:style>
    <style:style style:name="T100" style:family="text">
      <style:text-properties fo:font-size="12.00pt" fo:font-weight="normal" fo:font-family="'Times New Roman'" style:font-family-asian="'Times New Roman'" style:font-family-complex="'Times New Roman'" fo:background-color="transparent" style:use-window-font-color="true"/>
    </style:style>
    <style:style style:name="T101" style:family="text">
      <style:text-properties fo:font-size="18.00pt" fo:font-weight="bold" fo:font-family="'Times New Roman'" style:font-family-asian="'Times New Roman'" style:font-family-complex="'Times New Roman'" fo:background-color="transparent" style:use-window-font-color="true"/>
    </style:style>
    <style:style style:name="T102" style:family="text">
      <style:text-properties fo:font-size="12.00pt" fo:font-weight="normal" fo:font-family="'Times New Roman'" style:font-family-asian="'Times New Roman'" style:font-family-complex="'Times New Roman'" fo:background-color="transparent" style:use-window-font-color="true"/>
    </style:style>
    <style:style style:name="T103" style:family="text">
      <style:text-properties fo:font-size="24.00pt" fo:font-weight="bold" fo:font-family="'Times New Roman'" style:font-family-asian="'Times New Roman'" style:font-family-complex="'Times New Roman'" fo:background-color="transparent" style:use-window-font-color="true"/>
    </style:style>
    <style:style style:name="T104" style:family="text">
      <style:text-properties fo:font-size="18.00pt" fo:font-weight="bold" fo:font-family="'Times New Roman'" style:font-family-asian="'Times New Roman'" style:font-family-complex="'Times New Roman'" fo:background-color="transparent" style:use-window-font-color="true"/>
    </style:style>
    <style:style style:name="T105" style:family="text">
      <style:text-properties fo:font-size="12.00pt" fo:font-weight="normal" fo:font-family="'Times New Roman'" style:font-family-asian="'Times New Roman'" style:font-family-complex="'Times New Roman'"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fo:font-family="'Times New Roman'" style:font-family-asian="'Times New Roman'" style:font-family-complex="'Times New Roman'"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normal" fo:font-family="'Times New Roman'" style:font-family-asian="'Times New Roman'" style:font-family-complex="'Times New Roman'"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normal" fo:font-family="'Times New Roman'" style:font-family-asian="'Times New Roman'" style:font-family-complex="'Times New Roman'"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normal" fo:font-family="'Times New Roman'" style:font-family-asian="'Times New Roman'" style:font-family-complex="'Times New Roman'" fo:background-color="transparent" style:use-window-font-color="true"/>
    </style:style>
    <style:style style:name="T114" style:family="text">
      <style:text-properties fo:font-size="18.00pt" fo:font-weight="bold" fo:font-family="'Times New Roman'" style:font-family-asian="'Times New Roman'" style:font-family-complex="'Times New Roman'" fo:background-color="transparent" style:use-window-font-color="true"/>
    </style:style>
    <style:style style:name="T115" style:family="text">
      <style:text-properties fo:font-size="12.00pt" fo:font-weight="normal" fo:font-family="'Times New Roman'" style:font-family-asian="'Times New Roman'" style:font-family-complex="'Times New Roman'"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2.00pt" fo:font-weight="normal" fo:font-family="'Times New Roman'" style:font-family-asian="'Times New Roman'" style:font-family-complex="'Times New Roman'"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2.00pt" fo:font-weight="normal" fo:font-family="'Times New Roman'" style:font-family-asian="'Times New Roman'" style:font-family-complex="'Times New Roman'"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24.00pt" fo:font-weight="bold" fo:font-family="'Times New Roman'" style:font-family-asian="'Times New Roman'" style:font-family-complex="'Times New Roman'" fo:background-color="transparent" style:use-window-font-color="true"/>
    </style:style>
    <style:style style:name="T122" style:family="text">
      <style:text-properties fo:font-size="18.00pt" fo:font-weight="bold" fo:font-family="'Times New Roman'" style:font-family-asian="'Times New Roman'" style:font-family-complex="'Times New Roman'" fo:background-color="transparent" style:use-window-font-color="true"/>
    </style:style>
    <style:style style:name="T123" style:family="text">
      <style:text-properties fo:font-size="12.00pt" fo:font-weight="normal" fo:font-family="'Times New Roman'" style:font-family-asian="'Times New Roman'" style:font-family-complex="'Times New Roman'" fo:background-color="transparent" style:use-window-font-color="true"/>
    </style:style>
    <style:style style:name="T124" style:family="text">
      <style:text-properties fo:font-size="18.00pt" fo:font-weight="bold" fo:font-family="'Times New Roman'" style:font-family-asian="'Times New Roman'" style:font-family-complex="'Times New Roman'" fo:background-color="transparent" style:use-window-font-color="true"/>
    </style:style>
    <style:style style:name="T125" style:family="text">
      <style:text-properties fo:font-size="12.00pt" fo:font-weight="normal" fo:font-family="'Times New Roman'" style:font-family-asian="'Times New Roman'" style:font-family-complex="'Times New Roman'" fo:background-color="transparent" style:use-window-font-color="true"/>
    </style:style>
    <style:style style:name="T126" style:family="text">
      <style:text-properties fo:font-size="18.00pt" fo:font-weight="bold" fo:font-family="'Times New Roman'" style:font-family-asian="'Times New Roman'" style:font-family-complex="'Times New Roman'" fo:background-color="transparent" style:use-window-font-color="true"/>
    </style:style>
    <style:style style:name="T127" style:family="text">
      <style:text-properties fo:font-size="12.00pt" fo:font-weight="normal" fo:font-family="'Times New Roman'" style:font-family-asian="'Times New Roman'" style:font-family-complex="'Times New Roman'" fo:background-color="transparent" style:use-window-font-color="true"/>
    </style:style>
    <style:style style:name="T128" style:family="text">
      <style:text-properties fo:font-size="18.00pt" fo:font-weight="bold" fo:font-family="'Times New Roman'" style:font-family-asian="'Times New Roman'" style:font-family-complex="'Times New Roman'" fo:background-color="transparent" style:use-window-font-color="true"/>
    </style:style>
    <style:style style:name="T129" style:family="text">
      <style:text-properties fo:font-size="12.00pt" fo:font-weight="normal" fo:font-family="'Times New Roman'" style:font-family-asian="'Times New Roman'" style:font-family-complex="'Times New Roman'" fo:background-color="transparent" style:use-window-font-color="true"/>
    </style:style>
    <style:style style:name="T130" style:family="text">
      <style:text-properties fo:font-size="18.00pt" fo:font-weight="bold" fo:font-family="'Times New Roman'" style:font-family-asian="'Times New Roman'" style:font-family-complex="'Times New Roman'" fo:background-color="transparent" style:use-window-font-color="true"/>
    </style:style>
    <style:style style:name="T131" style:family="text">
      <style:text-properties fo:font-size="12.00pt" fo:font-weight="normal" fo:font-family="'Times New Roman'" style:font-family-asian="'Times New Roman'" style:font-family-complex="'Times New Roman'" fo:background-color="transparent" style:use-window-font-color="true"/>
    </style:style>
    <style:style style:name="T132" style:family="text">
      <style:text-properties fo:font-size="24.00pt" fo:font-weight="bold" fo:font-family="'Times New Roman'" style:font-family-asian="'Times New Roman'" style:font-family-complex="'Times New Roman'" fo:background-color="transparent" style:use-window-font-color="true"/>
    </style:style>
    <style:style style:name="T133" style:family="text">
      <style:text-properties fo:font-size="12.00pt" fo:font-weight="normal" fo:font-family="'Times New Roman'" style:font-family-asian="'Times New Roman'" style:font-family-complex="'Times New Roman'"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bottom="14.00pt"/>
    </style:style>
    <style:style style:name="P2" style:family="paragraph">
      <style:paragraph-properties fo:line-height="100.00%" fo:text-align="left" fo:margin-top="14.00pt" fo:margin-bottom="14.00pt"/>
    </style:style>
    <style:style style:name="P3" style:family="paragraph">
      <style:paragraph-properties fo:line-height="130.00%" fo:text-align="left"/>
    </style:style>
    <style:style style:name="P4" style:family="paragraph">
      <style:paragraph-properties fo:line-height="100.00%" fo:text-align="left" fo:margin-top="14.00pt" fo:margin-bottom="14.00pt"/>
    </style:style>
    <style:style style:name="P5" style:family="paragraph">
      <style:paragraph-properties fo:line-height="100.00%" fo:text-align="left"/>
    </style:style>
    <style:style style:name="P6" style:family="paragraph">
      <style:paragraph-properties fo:line-height="100.00%" fo:text-align="left" fo:margin-top="14.00pt" fo:margin-bottom="14.00pt"/>
    </style:style>
    <style:style style:name="P7" style:family="paragraph">
      <style:paragraph-properties fo:line-height="100.00%" fo:text-align="center"/>
    </style:style>
    <style:style style:name="P8" style:family="paragraph">
      <style:paragraph-properties fo:line-height="100.00%" fo:text-align="left">
        <style:tab-stops>
          <style:tab-stop style:position="431.50pt" style:type="right" style:leader-style="dotted"/>
        </style:tab-stops>
      </style:paragraph-properties>
    </style:style>
    <style:style style:name="P9" style:family="paragraph">
      <style:paragraph-properties fo:line-height="100.00%" fo:text-align="left" fo:margin-left="12.00pt" fo:text-indent="0.00pt">
        <style:tab-stops>
          <style:tab-stop style:position="419.50pt" style:type="right" style:leader-style="dotted"/>
        </style:tab-stops>
      </style:paragraph-properties>
    </style:style>
    <style:style style:name="P10" style:family="paragraph">
      <style:paragraph-properties fo:line-height="100.00%" fo:text-align="left">
        <style:tab-stops>
          <style:tab-stop style:position="431.50pt" style:type="right" style:leader-style="dotted"/>
        </style:tab-stops>
      </style:paragraph-properties>
    </style:style>
    <style:style style:name="P11" style:family="paragraph">
      <style:paragraph-properties fo:line-height="100.00%" fo:text-align="left" fo:margin-left="12.00pt" fo:text-indent="0.00pt">
        <style:tab-stops>
          <style:tab-stop style:position="419.50pt" style:type="right" style:leader-style="dotted"/>
        </style:tab-stops>
      </style:paragraph-properties>
    </style:style>
    <style:style style:name="P12" style:family="paragraph">
      <style:paragraph-properties fo:line-height="100.00%" fo:text-align="left">
        <style:tab-stops>
          <style:tab-stop style:position="431.50pt" style:type="right" style:leader-style="dotted"/>
        </style:tab-stops>
      </style:paragraph-properties>
    </style:style>
    <style:style style:name="P13" style:family="paragraph">
      <style:paragraph-properties fo:line-height="100.00%" fo:text-align="left" fo:margin-left="12.00pt" fo:text-indent="0.00pt">
        <style:tab-stops>
          <style:tab-stop style:position="419.50pt" style:type="right" style:leader-style="dotted"/>
        </style:tab-stops>
      </style:paragraph-properties>
    </style:style>
    <style:style style:name="P14" style:family="paragraph">
      <style:paragraph-properties fo:line-height="100.00%" fo:text-align="left">
        <style:tab-stops>
          <style:tab-stop style:position="431.50pt" style:type="right" style:leader-style="dotted"/>
        </style:tab-stops>
      </style:paragraph-properties>
    </style:style>
    <style:style style:name="P15" style:family="paragraph">
      <style:paragraph-properties fo:line-height="100.00%" fo:text-align="left"/>
    </style:style>
    <style:style style:name="P16" style:family="paragraph">
      <style:paragraph-properties fo:line-height="100.00%" fo:text-align="left" fo:margin-top="14.00pt" fo:margin-bottom="14.00pt"/>
    </style:style>
    <style:style style:name="P17" style:family="paragraph">
      <style:paragraph-properties fo:line-height="100.00%" fo:text-align="justify"/>
    </style:style>
    <style:style style:name="P18" style:family="paragraph">
      <style:paragraph-properties fo:line-height="100.00%" fo:text-align="left" fo:margin-top="14.00pt" fo:margin-bottom="14.00pt"/>
    </style:style>
    <style:style style:name="P19" style:family="paragraph">
      <style:paragraph-properties fo:line-height="100.00%" fo:text-align="justify"/>
    </style:style>
    <style:style style:name="P20" style:family="paragraph">
      <style:paragraph-properties fo:line-height="100.00%" fo:text-align="left" fo:margin-top="14.00pt" fo:margin-bottom="14.00pt"/>
    </style:style>
    <style:style style:name="P21" style:family="paragraph">
      <style:paragraph-properties fo:line-height="100.00%" fo:text-align="justify"/>
    </style:style>
    <text:list-style style:name="L22">
      <text:list-level-style-bullet text:level="1" text:bullet-char="•">
        <style:list-level-properties text:space-before="0.00pt" text:min-label-width="18.00pt"/>
        <style:text-properties fo:font-family="Symbol"/>
      </text:list-level-style-bullet>
    </text:list-style>
    <style:style style:name="P22" style:family="paragraph">
      <style:paragraph-properties fo:line-height="100.00%" fo:text-align="justify" fo:margin-left="-18.00pt" fo:text-indent="18.00pt"/>
    </style:style>
    <style:style style:name="P23" style:family="paragraph">
      <style:paragraph-properties fo:line-height="100.00%" fo:text-align="left" fo:margin-top="14.00pt" fo:margin-bottom="14.00pt"/>
    </style:style>
    <style:style style:name="P24" style:family="paragraph">
      <style:paragraph-properties fo:line-height="100.00%" fo:text-align="justify"/>
    </style:style>
    <style:style style:name="P25" style:family="paragraph">
      <style:paragraph-properties fo:line-height="100.00%" fo:text-align="left" fo:margin-top="14.00pt" fo:margin-bottom="14.00pt"/>
    </style:style>
    <style:style style:name="P26" style:family="paragraph">
      <style:paragraph-properties fo:line-height="100.00%" fo:text-align="justify"/>
    </style:style>
    <style:style style:name="P27" style:family="paragraph">
      <style:paragraph-properties fo:line-height="100.00%" fo:text-align="left" fo:margin-top="14.00pt" fo:margin-bottom="14.00pt"/>
    </style:style>
    <style:style style:name="P28" style:family="paragraph">
      <style:paragraph-properties fo:line-height="100.00%" fo:text-align="justify"/>
    </style:style>
    <style:style style:name="P29" style:family="paragraph">
      <style:paragraph-properties fo:line-height="100.00%" fo:text-align="left" fo:margin-top="14.00pt" fo:margin-bottom="14.00pt"/>
    </style:style>
    <style:style style:name="P30" style:family="paragraph">
      <style:paragraph-properties fo:line-height="100.00%" fo:text-align="justify"/>
    </style:style>
    <style:style style:name="P31" style:family="paragraph">
      <style:paragraph-properties fo:line-height="100.00%" fo:text-align="left" fo:margin-top="14.00pt" fo:margin-bottom="14.00pt"/>
    </style:style>
    <style:style style:name="P32" style:family="paragraph">
      <style:paragraph-properties fo:line-height="100.00%" fo:text-align="left" fo:margin-top="14.00pt" fo:margin-bottom="14.00pt"/>
    </style:style>
    <style:style style:name="P33" style:family="paragraph">
      <style:paragraph-properties fo:line-height="100.00%" fo:text-align="justify"/>
    </style:style>
    <style:style style:name="P34" style:family="paragraph">
      <style:paragraph-properties fo:line-height="100.00%" fo:text-align="justify" fo:margin-left="0.00pt" fo:text-indent="36.00pt"/>
    </style:style>
    <style:style style:name="P35" style:family="paragraph">
      <style:paragraph-properties fo:line-height="100.00%" fo:text-align="justify"/>
    </style:style>
    <style:style style:name="P36" style:family="paragraph">
      <style:paragraph-properties fo:line-height="100.00%" fo:text-align="justify" fo:margin-left="0.00pt" fo:text-indent="36.00pt"/>
    </style:style>
    <style:style style:name="P37" style:family="paragraph">
      <style:paragraph-properties fo:line-height="100.00%" fo:text-align="justify"/>
    </style:style>
    <style:style style:name="P38" style:family="paragraph">
      <style:paragraph-properties fo:line-height="100.00%" fo:text-align="justify" fo:margin-left="0.00pt" fo:text-indent="36.00pt"/>
    </style:style>
    <style:style style:name="P39" style:family="paragraph">
      <style:paragraph-properties fo:line-height="100.00%" fo:text-align="justify"/>
    </style:style>
    <text:list-style style:name="L40">
      <text:list-level-style-bullet text:level="1" text:bullet-char="•">
        <style:list-level-properties text:space-before="0.00pt" text:min-label-width="18.00pt"/>
        <style:text-properties fo:font-family="Symbol"/>
      </text:list-level-style-bullet>
    </text:list-style>
    <style:style style:name="P40" style:family="paragraph">
      <style:paragraph-properties fo:line-height="100.00%" fo:text-align="justify" fo:margin-left="-18.00pt" fo:text-indent="18.00pt"/>
    </style:style>
    <style:style style:name="P41" style:family="paragraph">
      <style:paragraph-properties fo:line-height="100.00%" fo:text-align="justify"/>
    </style:style>
    <style:style style:name="P42" style:family="paragraph">
      <style:paragraph-properties fo:line-height="100.00%" fo:text-align="justify" fo:margin-left="0.00pt" fo:text-indent="36.00pt"/>
    </style:style>
    <style:style style:name="P43" style:family="paragraph">
      <style:paragraph-properties fo:line-height="100.00%" fo:text-align="justify"/>
    </style:style>
    <style:style style:name="P44" style:family="paragraph">
      <style:paragraph-properties fo:line-height="100.00%" fo:text-align="justify" fo:margin-left="0.00pt" fo:text-indent="36.00pt"/>
    </style:style>
    <style:style style:name="P45" style:family="paragraph">
      <style:paragraph-properties fo:line-height="100.00%" fo:text-align="justify"/>
    </style:style>
    <style:style style:name="P46" style:family="paragraph">
      <style:paragraph-properties fo:line-height="100.00%" fo:text-align="justify" fo:margin-left="0.00pt" fo:text-indent="36.00pt"/>
    </style:style>
    <style:style style:name="P47" style:family="paragraph">
      <style:paragraph-properties fo:line-height="100.00%" fo:text-align="justify"/>
    </style:style>
    <style:style style:name="P48" style:family="paragraph">
      <style:paragraph-properties fo:line-height="100.00%" fo:text-align="justify" fo:margin-left="0.00pt" fo:text-indent="36.00pt"/>
    </style:style>
    <style:style style:name="P49" style:family="paragraph">
      <style:paragraph-properties fo:line-height="100.00%" fo:text-align="left" fo:margin-top="14.00pt" fo:margin-bottom="14.00pt"/>
    </style:style>
    <style:style style:name="P50" style:family="paragraph">
      <style:paragraph-properties fo:line-height="100.00%" fo:text-align="justify"/>
    </style:style>
    <style:style style:name="P51" style:family="paragraph">
      <style:paragraph-properties fo:line-height="100.00%" fo:text-align="justify" fo:margin-left="0.00pt" fo:text-indent="36.00pt"/>
    </style:style>
    <style:style style:name="P52" style:family="paragraph">
      <style:paragraph-properties fo:line-height="100.00%" fo:text-align="justify"/>
    </style:style>
    <style:style style:name="P53" style:family="paragraph">
      <style:paragraph-properties fo:line-height="100.00%" fo:text-align="justify" fo:margin-left="0.00pt" fo:text-indent="36.00pt"/>
    </style:style>
    <style:style style:name="P54" style:family="paragraph">
      <style:paragraph-properties fo:line-height="100.00%" fo:text-align="justify"/>
    </style:style>
    <style:style style:name="P55" style:family="paragraph">
      <style:paragraph-properties fo:line-height="100.00%" fo:text-align="justify" fo:margin-left="0.00pt" fo:text-indent="36.00pt"/>
    </style:style>
    <style:style style:name="P56" style:family="paragraph">
      <style:paragraph-properties fo:line-height="100.00%" fo:text-align="justify"/>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00.00%" fo:text-align="justify" fo:margin-left="-18.00pt" fo:text-indent="18.00pt"/>
    </style:style>
    <style:style style:name="P58" style:family="paragraph">
      <style:paragraph-properties fo:line-height="100.00%" fo:text-align="justify"/>
    </style:style>
    <style:style style:name="P59" style:family="paragraph">
      <style:paragraph-properties fo:line-height="100.00%" fo:text-align="justify" fo:margin-left="0.00pt" fo:text-indent="36.00pt"/>
    </style:style>
    <style:style style:name="P60" style:family="paragraph">
      <style:paragraph-properties fo:line-height="100.00%" fo:text-align="justify"/>
    </style:style>
    <style:style style:name="P61" style:family="paragraph">
      <style:paragraph-properties fo:line-height="100.00%" fo:text-align="justify" fo:margin-left="0.00pt" fo:text-indent="36.00pt"/>
    </style:style>
    <style:style style:name="P62" style:family="paragraph">
      <style:paragraph-properties fo:line-height="100.00%" fo:text-align="justify"/>
    </style:style>
    <style:style style:name="P63" style:family="paragraph">
      <style:paragraph-properties fo:line-height="100.00%" fo:text-align="justify" fo:margin-left="0.00pt" fo:text-indent="36.00pt"/>
    </style:style>
    <style:style style:name="P64" style:family="paragraph">
      <style:paragraph-properties fo:line-height="100.00%" fo:text-align="left" fo:margin-top="14.00pt" fo:margin-bottom="14.00pt"/>
    </style:style>
    <style:style style:name="P65" style:family="paragraph">
      <style:paragraph-properties fo:line-height="100.00%" fo:text-align="justify"/>
    </style:style>
    <style:style style:name="P66" style:family="paragraph">
      <style:paragraph-properties fo:line-height="100.00%" fo:text-align="justify" fo:margin-left="0.00pt" fo:text-indent="36.00pt"/>
    </style:style>
    <style:style style:name="P67" style:family="paragraph">
      <style:paragraph-properties fo:line-height="100.00%" fo:text-align="justify"/>
    </style:style>
    <style:style style:name="P68" style:family="paragraph">
      <style:paragraph-properties fo:line-height="100.00%" fo:text-align="justify" fo:margin-left="0.00pt" fo:text-indent="36.00pt"/>
    </style:style>
    <style:style style:name="P69" style:family="paragraph">
      <style:paragraph-properties fo:line-height="100.00%" fo:text-align="justify"/>
    </style:style>
    <style:style style:name="P70" style:family="paragraph">
      <style:paragraph-properties fo:line-height="100.00%" fo:text-align="justify" fo:margin-left="0.00pt" fo:text-indent="36.00pt"/>
    </style:style>
    <style:style style:name="P71" style:family="paragraph">
      <style:paragraph-properties fo:line-height="100.00%" fo:text-align="justify"/>
    </style:style>
    <text:list-style style:name="L72">
      <text:list-level-style-bullet text:level="1" text:bullet-char="•">
        <style:list-level-properties text:space-before="0.00pt" text:min-label-width="18.00pt"/>
        <style:text-properties fo:font-family="Symbol"/>
      </text:list-level-style-bullet>
    </text:list-style>
    <style:style style:name="P72" style:family="paragraph">
      <style:paragraph-properties fo:line-height="100.00%" fo:text-align="justify" fo:margin-left="-18.00pt" fo:text-indent="18.00pt"/>
    </style:style>
    <style:style style:name="P73" style:family="paragraph">
      <style:paragraph-properties fo:line-height="100.00%" fo:text-align="justify"/>
    </style:style>
    <style:style style:name="P74" style:family="paragraph">
      <style:paragraph-properties fo:line-height="100.00%" fo:text-align="justify" fo:margin-left="0.00pt" fo:text-indent="36.00pt"/>
    </style:style>
    <style:style style:name="P75" style:family="paragraph">
      <style:paragraph-properties fo:line-height="100.00%" fo:text-align="justify"/>
    </style:style>
    <style:style style:name="P76" style:family="paragraph">
      <style:paragraph-properties fo:line-height="100.00%" fo:text-align="justify" fo:margin-left="0.00pt" fo:text-indent="36.00pt"/>
    </style:style>
    <style:style style:name="P77" style:family="paragraph">
      <style:paragraph-properties fo:line-height="100.00%" fo:text-align="justify"/>
    </style:style>
    <style:style style:name="P78" style:family="paragraph">
      <style:paragraph-properties fo:line-height="100.00%" fo:text-align="justify" fo:margin-left="0.00pt" fo:text-indent="36.00pt"/>
    </style:style>
    <style:style style:name="P79" style:family="paragraph">
      <style:paragraph-properties fo:line-height="100.00%" fo:text-align="justify"/>
    </style:style>
    <style:style style:name="P80" style:family="paragraph">
      <style:paragraph-properties fo:line-height="100.00%" fo:text-align="justify" fo:margin-left="0.00pt" fo:text-indent="36.00pt"/>
    </style:style>
    <style:style style:name="P81" style:family="paragraph">
      <style:paragraph-properties fo:line-height="100.00%" fo:text-align="left" fo:margin-top="14.00pt" fo:margin-bottom="14.00pt"/>
    </style:style>
    <style:style style:name="P82" style:family="paragraph">
      <style:paragraph-properties fo:line-height="100.00%" fo:text-align="justify"/>
    </style:style>
    <style:style style:name="P83" style:family="paragraph">
      <style:paragraph-properties fo:line-height="100.00%" fo:text-align="left"/>
    </style:style>
  </office:automatic-styles>
  <office:body>
    <office:text>
      <text:p text:style-name="P1"><text:span text:style-name="T1"/></text:p>
      <text:p text:style-name="P2"><text:span text:style-name="T2">Requirements Analysis Document</text:span></text:p>
      <text:p text:style-name="P3"><text:span text:style-name="T3"/></text:p>
      <text:p text:style-name="P3"><text:span text:style-name="T4">Application: &lt;Application name&gt;</text:span></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5"><text:span text:style-name="T6">Date: &lt;Date&gt;</text:span></text:p>
      <text:p text:style-name="P5"><text:span text:style-name="T7"/></text:p>
      <text:p text:style-name="P6"><text:span text:style-name="T7"/></text:p>
      <text:p text:style-name="P7"><text:span text:style-name="T8">Index</text:span></text:p>
      <text:p text:style-name="P8"><text:span text:style-name="T9"/></text:p>
      <text:p text:style-name="P8"><text:a xlink:href="#__RefHeading___Toc441401310"><text:span text:style-name="T11">1. Introduction</text:span></text:a><text:span text:style-name="T12"><text:tab/></text:span><text:a xlink:href="#__RefHeading___Toc441401310"><text:span text:style-name="T14">3</text:span></text:a><text:span text:style-name="T15"/></text:p>
      <text:p text:style-name="P9"><text:a xlink:href="#__RefHeading___Toc441401311"><text:span text:style-name="T17">1.1 Purpose of the system</text:span></text:a><text:span text:style-name="T18"><text:tab/></text:span><text:a xlink:href="#__RefHeading___Toc441401311"><text:span text:style-name="T20">3</text:span></text:a><text:span text:style-name="T21"/></text:p>
      <text:p text:style-name="P9"><text:a xlink:href="#__RefHeading___Toc441401312"><text:span text:style-name="T23">1.2 Scope of the system</text:span></text:a><text:span text:style-name="T24"><text:tab/></text:span><text:a xlink:href="#__RefHeading___Toc441401312"><text:span text:style-name="T26">3</text:span></text:a><text:span text:style-name="T27"/></text:p>
      <text:p text:style-name="P9"><text:a xlink:href="#__RefHeading___Toc441401313"><text:span text:style-name="T29">1.3 Objectives and success criteria of the project</text:span></text:a><text:span text:style-name="T30"><text:tab/></text:span><text:a xlink:href="#__RefHeading___Toc441401313"><text:span text:style-name="T32">3</text:span></text:a><text:span text:style-name="T33"/></text:p>
      <text:p text:style-name="P9"><text:a xlink:href="#__RefHeading___Toc441401314"><text:span text:style-name="T35">1.4 Definitions, Acronyms, and abbreviations</text:span></text:a><text:span text:style-name="T36"><text:tab/></text:span><text:a xlink:href="#__RefHeading___Toc441401314"><text:span text:style-name="T38">3</text:span></text:a><text:span text:style-name="T39"/></text:p>
      <text:p text:style-name="P10"><text:a xlink:href="#__RefHeading___Toc441401315"><text:span text:style-name="T41">2. System Description</text:span></text:a><text:span text:style-name="T42"><text:tab/></text:span><text:a xlink:href="#__RefHeading___Toc441401315"><text:span text:style-name="T44">4</text:span></text:a><text:span text:style-name="T45"/></text:p>
      <text:p text:style-name="P11"><text:a xlink:href="#__RefHeading___Toc441401316"><text:span text:style-name="T47">2.1 Functional Requirements</text:span></text:a><text:span text:style-name="T48"><text:tab/></text:span><text:a xlink:href="#__RefHeading___Toc441401316"><text:span text:style-name="T50">4</text:span></text:a><text:span text:style-name="T51"/></text:p>
      <text:p text:style-name="P11"><text:a xlink:href="#__RefHeading___Toc441401317"><text:span text:style-name="T53">2.2 Non-functional Requirements</text:span></text:a><text:span text:style-name="T54"><text:tab/></text:span><text:a xlink:href="#__RefHeading___Toc441401317"><text:span text:style-name="T56">4</text:span></text:a><text:span text:style-name="T57"/></text:p>
      <text:p text:style-name="P12"><text:a xlink:href="#__RefHeading___Toc441401318"><text:span text:style-name="T59">3. Use Cases</text:span></text:a><text:span text:style-name="T60"><text:tab/></text:span><text:a xlink:href="#__RefHeading___Toc441401318"><text:span text:style-name="T62">5</text:span></text:a><text:span text:style-name="T63"/></text:p>
      <text:p text:style-name="P13"><text:a xlink:href="#__RefHeading___Toc441401319"><text:span text:style-name="T65">3.1 Use Case diagram</text:span></text:a><text:span text:style-name="T66"><text:tab/></text:span><text:a xlink:href="#__RefHeading___Toc441401319"><text:span text:style-name="T68">5</text:span></text:a><text:span text:style-name="T69"/></text:p>
      <text:p text:style-name="P13"><text:a xlink:href="#__RefHeading___Toc441401320"><text:span text:style-name="T71">3.2 Use case descriptions</text:span></text:a><text:span text:style-name="T72"><text:tab/></text:span><text:a xlink:href="#__RefHeading___Toc441401320"><text:span text:style-name="T74">5</text:span></text:a><text:span text:style-name="T75"/></text:p>
      <text:p text:style-name="P13"><text:a xlink:href="#__RefHeading___Toc441401321"><text:span text:style-name="T77">3.2.1 Use Case<text:s/></text:span><text:span text:style-name="T78"><text:s/>HYPERLINK "#__RefHeading___Toc441401321"</text:span><text:span text:style-name="T79">&lt;</text:span><text:span text:style-name="T80"><text:s/>HYPERLINK "#__RefHeading___Toc441401321"</text:span><text:span text:style-name="T81">name</text:span><text:span text:style-name="T82"><text:s/>HYPERLINK "#__RefHeading___Toc441401321"</text:span><text:span text:style-name="T83">&gt;</text:span></text:a><text:span text:style-name="T84"><text:tab/></text:span><text:a xlink:href="#__RefHeading___Toc441401321"><text:span text:style-name="T86">5</text:span></text:a><text:span text:style-name="T87"/></text:p>
      <text:p text:style-name="P14"><text:a xlink:href="#__RefHeading___Toc441401322"><text:span text:style-name="T89">4. Mockups</text:span></text:a><text:span text:style-name="T90"><text:tab/></text:span><text:a xlink:href="#__RefHeading___Toc441401322"><text:span text:style-name="T92">6</text:span></text:a><text:span text:style-name="T93"/></text:p>
      <text:p text:style-name="P15"><text:span text:style-name="T93"/></text:p>
      <text:p text:style-name="P16"><text:span text:style-name="T94">1. Introduction</text:span></text:p>
      <text:p text:style-name="P16"><text:span text:style-name="T95">1.1 Purpose of the system</text:span></text:p>
      <text:p text:style-name="P17"><text:span text:style-name="T96">Our application is expected to provide an easy access platform for education centers. It helps professors organize their courses and it gives an easy way to students to access resources.</text:span></text:p>
      <text:p text:style-name="P18"><text:span text:style-name="T97">1.2 Scope(ambito) of the system</text:span></text:p>
      <text:p text:style-name="P19"><text:span text:style-name="T98">Coorse enables the professors to create courses and manage them. They can create units and subunits, and inside them they can create exercises. Students have to apply for this courses and the professor must decide if he accepts him or not. Students have to complete this exercises and they get the corrections and marks after that. </text:span></text:p>
      <text:p text:style-name="P20"><text:span text:style-name="T99">1.3 Objectives and success criteria of the project</text:span></text:p>
      <text:p text:style-name="P21"><text:span text:style-name="T100">The success of this application is given by the next points:</text:span></text:p>
      <text:list text:style-name="L22">
        <text:list-item>
          <text:p text:style-name="P22"><text:span text:style-name="T100">Creation of courses, units, subunits by professors</text:span></text:p>
        </text:list-item>
        <text:list-item>
          <text:p text:style-name="P22"><text:span text:style-name="T100">Students being able to do exercises and getting their marks</text:span></text:p>
        </text:list-item>
      </text:list>
      <text:p text:style-name="P23"><text:span text:style-name="T101">1.4 Definitions, Acronyms, and abbreviations</text:span></text:p>
      <text:p text:style-name="P24"><text:span text:style-name="T102">Write a list of technical terms and abbreviations used in the document.</text:span></text:p>
      <text:p text:style-name="P25"><text:span text:style-name="T103">2. System Description</text:span></text:p>
      <text:p text:style-name="P25"><text:span text:style-name="T104">2.1 Functional Requirements</text:span></text:p>
      <text:p text:style-name="P26"><text:span text:style-name="T105">In this application, there are two types of users:</text:span></text:p>
      <text:p text:style-name="P26"><text:span text:style-name="T106"/></text:p>
      <text:p text:style-name="P26"><text:span text:style-name="T107">-<text:tab/>2.1.1 Student: The student user launches the application to see the available courses at the moment, and to work and use the information displayed on the courses where he is registered. He also can see his progress on every course.</text:span></text:p>
      <text:p text:style-name="P26"><text:span text:style-name="T108"/></text:p>
      <text:p text:style-name="P26"><text:span text:style-name="T109">Here are all the functional requirements for every student's account:</text:span></text:p>
      <text:p text:style-name="P26"><text:span text:style-name="T110"/></text:p>
      <text:p text:style-name="P26"><text:span text:style-name="T111">2.1.1.1<text:tab/>Credentials: Every student account has a</text:span></text:p>
      <text:p text:style-name="P26"><text:span text:style-name="T112"/></text:p>
      <text:p text:style-name="P26"><text:span text:style-name="T113">-<text:tab/>2.1.2 Teacher: The teacher user launches the application in order to edit the courses available, making exercises and deciding what he wants to be open for students and what not. He also can see different stats of every course, which are detailed below.</text:span></text:p>
      <text:p text:style-name="P27"><text:span text:style-name="T114">2.2 Non-functional Requirements</text:span></text:p>
      <text:p text:style-name="P28"><text:span text:style-name="T115">2.2.1 Usability:</text:span></text:p>
      <text:p text:style-name="P28"><text:span text:style-name="T115">Almost everything is managed through the mouse. To open a course you must click on it. The same applies to access units, subunits and exercises. The only situation where you are required to use a keyboard is if the exercise asks for it, giving you an open question.</text:span></text:p>
      <text:p text:style-name="P28"><text:span text:style-name="T116"/></text:p>
      <text:p text:style-name="P28"><text:span text:style-name="T117">2.2.2 Reliability:</text:span></text:p>
      <text:p text:style-name="P28"><text:span text:style-name="T117">The application must handle as many courses as the professors want, a group of 10-15 professors and a group of 100-1000 students</text:span></text:p>
      <text:p text:style-name="P28"><text:span text:style-name="T118"/></text:p>
      <text:p text:style-name="P28"><text:span text:style-name="T119">2.2.3 Performance:</text:span></text:p>
      <text:p text:style-name="P28"><text:span text:style-name="T119">The application shouldn't have any performance constraints and user interaction shouldn't cause any visible disturbance</text:span></text:p>
      <text:p text:style-name="P28"><text:span text:style-name="T120"/></text:p>
      <text:p text:style-name="P28"><text:span text:style-name="T120"/></text:p>
      <text:p text:style-name="P29"><text:span text:style-name="T121">3. Use Cases</text:span></text:p>
      <text:p text:style-name="P29"><text:span text:style-name="T122">3.1 Use Case diagram</text:span></text:p>
      <text:p text:style-name="P30"><text:span text:style-name="T123"/></text:p>
      <text:p text:style-name="P31"><draw:frame text:anchor-type="as-char" svg:width="141.55mm" svg:height="356.66mm" style:rel-width="scale" style:rel-height="scale"><draw:object-ole xlink:href="OleObj1"/><draw:image xlink:href="ObjectReplacements/OleObj1"/></draw:frame><text:span text:style-name="T124"/></text:p>
      <text:p text:style-name="P31"><text:span text:style-name="T124"/></text:p>
      <text:p text:style-name="P31"><text:span text:style-name="T124"/></text:p>
      <text:p text:style-name="P32"><text:span text:style-name="T124">3.2 Use case descriptions</text:span><text:span text:style-name="T125"/></text:p>
      <text:p text:style-name="P32"><text:span text:style-name="T126">3.2.1 Use Case: Solving an exercise</text:span></text:p>
      <text:p text:style-name="P33"><text:span text:style-name="T127">Primary Actor : A student</text:span></text:p>
      <text:p text:style-name="P33"><text:span text:style-name="T127">Stakeholders and Goals:</text:span></text:p>
      <text:p text:style-name="P34"><text:span text:style-name="T127">Student: Doing an exercise</text:span></text:p>
      <text:p text:style-name="P34"><text:span text:style-name="T127">Professor: Makes the exercise, and reviews the mark</text:span></text:p>
      <text:p text:style-name="P35"><text:span text:style-name="T127">Preconditions:</text:span></text:p>
      <text:p text:style-name="P36"><text:span text:style-name="T127">The student must be registered in the course, the exercise must be visible.</text:span></text:p>
      <text:p text:style-name="P37"><text:span text:style-name="T127">Success guarantee (Post-conditions):</text:span></text:p>
      <text:p text:style-name="P38"><text:span text:style-name="T127">The student's answers are recorded and matched with the correct solution. A notification will be send to the student with his mark.</text:span></text:p>
      <text:p text:style-name="P39"><text:span text:style-name="T127">Main Success Scenario:</text:span></text:p>
      <text:list text:style-name="L40">
        <text:list-item>
          <text:p text:style-name="P40"><text:span text:style-name="T127">The student selects an exercises</text:span></text:p>
        </text:list-item>
        <text:list-item>
          <text:p text:style-name="P40"><text:span text:style-name="T127">The student completes all the questions</text:span></text:p>
        </text:list-item>
        <text:list-item>
          <text:p text:style-name="P40"><text:span text:style-name="T127">The system compares the student's answers with the solutions provided by the professor</text:span></text:p>
        </text:list-item>
        <text:list-item>
          <text:p text:style-name="P40"><text:span text:style-name="T127">The system notifies the student with the mark</text:span></text:p>
        </text:list-item>
      </text:list>
      <text:p text:style-name="P41"><text:span text:style-name="T127">Extensions (Alternative paths):</text:span></text:p>
      <text:p text:style-name="P42"><text:span text:style-name="T127">--</text:span></text:p>
      <text:p text:style-name="P43"><text:span text:style-name="T127">Special Requirements:</text:span></text:p>
      <text:p text:style-name="P43"><text:span text:style-name="T127"><text:tab/>The student must solve the exercise before the expiration date</text:span></text:p>
      <text:p text:style-name="P43"><text:span text:style-name="T127">Technology and Data Variations List:</text:span></text:p>
      <text:p text:style-name="P44"><text:span text:style-name="T127">--</text:span></text:p>
      <text:p text:style-name="P45"><text:span text:style-name="T127">Frequency:</text:span></text:p>
      <text:p text:style-name="P46"><text:span text:style-name="T127">One for each student and each exercise.</text:span></text:p>
      <text:p text:style-name="P47"><text:span text:style-name="T127">Open Issues:</text:span></text:p>
      <text:p text:style-name="P48"><text:span text:style-name="T127">--</text:span></text:p>
      <text:p text:style-name="P49"><text:span text:style-name="T128">3.2.2 Use Case: Creating an exercise</text:span></text:p>
      <text:p text:style-name="P50"><text:span text:style-name="T129">Primary Actor : A professor</text:span></text:p>
      <text:p text:style-name="P50"><text:span text:style-name="T129">Stakeholders and Goals:</text:span></text:p>
      <text:p text:style-name="P51"><text:span text:style-name="T129">Professor: Making the exercise</text:span></text:p>
      <text:p text:style-name="P52"><text:span text:style-name="T129">Preconditions:</text:span></text:p>
      <text:p text:style-name="P53"><text:span text:style-name="T129">The professor must be log on with the professor account</text:span></text:p>
      <text:p text:style-name="P54"><text:span text:style-name="T129">Success guarantee (Post-conditions):</text:span></text:p>
      <text:p text:style-name="P55"><text:span text:style-name="T129">The exercise must be created and the solution provided</text:span></text:p>
      <text:p text:style-name="P56"><text:span text:style-name="T129">Main Success Scenario:</text:span></text:p>
      <text:list text:style-name="L57">
        <text:list-item>
          <text:p text:style-name="P57"><text:span text:style-name="T129">The professor opens the desired unit in the desired course.</text:span></text:p>
        </text:list-item>
        <text:list-item>
          <text:p text:style-name="P57"><text:span text:style-name="T129">The professor creates the questions, choosing between multiple choice questions with only one answer, multiple choice questions with several answers and open questions. </text:span></text:p>
        </text:list-item>
        <text:list-item>
          <text:p text:style-name="P57"><text:span text:style-name="T129">For each question, the professor provides the question itself, the correct answer and the weight on the mark.</text:span></text:p>
        </text:list-item>
        <text:list-item>
          <text:p text:style-name="P57"><text:span text:style-name="T129">The professor sets an expiration date.</text:span></text:p>
        </text:list-item>
        <text:list-item>
          <text:p text:style-name="P57"><text:span text:style-name="T129">The professor decides if the exercise is visible or not.</text:span></text:p>
        </text:list-item>
      </text:list>
      <text:p text:style-name="P58"><text:span text:style-name="T129">Extensions (Alternative paths):</text:span></text:p>
      <text:p text:style-name="P59"><text:span text:style-name="T129">The professor chooses the type of question for each one. The professor decides if he wants the exercise to be visible or invisible.</text:span></text:p>
      <text:p text:style-name="P60"><text:span text:style-name="T129">Special Requirements:</text:span></text:p>
      <text:p text:style-name="P60"><text:span text:style-name="T129"><text:tab/>--</text:span></text:p>
      <text:p text:style-name="P60"><text:span text:style-name="T129">Technology and Data Variations List:</text:span></text:p>
      <text:p text:style-name="P61"><text:span text:style-name="T129">--</text:span></text:p>
      <text:p text:style-name="P62"><text:span text:style-name="T129">Frequency:</text:span></text:p>
      <text:p text:style-name="P62"><text:span text:style-name="T129"><text:tab/>As many as the professor wants</text:span></text:p>
      <text:p text:style-name="P62"><text:span text:style-name="T129">Open Issues:</text:span></text:p>
      <text:p text:style-name="P63"><text:span text:style-name="T129">Implementing other question types, such as essay questions.</text:span></text:p>
      <text:p text:style-name="P64"><text:span text:style-name="T130">3.2.1 Use Case: Modifying an exercise</text:span></text:p>
      <text:p text:style-name="P65"><text:span text:style-name="T131">Primary Actor : A professor</text:span></text:p>
      <text:p text:style-name="P65"><text:span text:style-name="T131">Stakeholders and Goals:</text:span></text:p>
      <text:p text:style-name="P66"><text:span text:style-name="T131">Professor: Modifies the exercise</text:span></text:p>
      <text:p text:style-name="P67"><text:span text:style-name="T131">Preconditions:</text:span></text:p>
      <text:p text:style-name="P68"><text:span text:style-name="T131">The exercise must exist. No student have done the exercise.</text:span></text:p>
      <text:p text:style-name="P69"><text:span text:style-name="T131">Success guarantee (Post-conditions):</text:span></text:p>
      <text:p text:style-name="P70"><text:span text:style-name="T131">The question or questions are changed successfully</text:span></text:p>
      <text:p text:style-name="P71"><text:span text:style-name="T131">Main Success Scenario:</text:span></text:p>
      <text:list text:style-name="L72">
        <text:list-item>
          <text:p text:style-name="P72"><text:span text:style-name="T131">The student selects an exercises</text:span></text:p>
        </text:list-item>
        <text:list-item>
          <text:p text:style-name="P72"><text:span text:style-name="T131">The student completes all the questions</text:span></text:p>
        </text:list-item>
        <text:list-item>
          <text:p text:style-name="P72"><text:span text:style-name="T131">The system compares the student's answers with the solutions provided by the professor</text:span></text:p>
        </text:list-item>
        <text:list-item>
          <text:p text:style-name="P72"><text:span text:style-name="T131">The system notifies the student with the mark</text:span></text:p>
        </text:list-item>
      </text:list>
      <text:p text:style-name="P73"><text:span text:style-name="T131">Extensions (Alternative paths):</text:span></text:p>
      <text:p text:style-name="P74"><text:span text:style-name="T131">--</text:span></text:p>
      <text:p text:style-name="P75"><text:span text:style-name="T131">Special Requirements:</text:span></text:p>
      <text:p text:style-name="P75"><text:span text:style-name="T131"><text:tab/>The student must solve the exercise before the expiration date</text:span></text:p>
      <text:p text:style-name="P75"><text:span text:style-name="T131">Technology and Data Variations List:</text:span></text:p>
      <text:p text:style-name="P76"><text:span text:style-name="T131">--</text:span></text:p>
      <text:p text:style-name="P77"><text:span text:style-name="T131">Frequency:</text:span></text:p>
      <text:p text:style-name="P78"><text:span text:style-name="T131">One for each student and each exercise.</text:span></text:p>
      <text:p text:style-name="P79"><text:span text:style-name="T131">Open Issues:</text:span></text:p>
      <text:p text:style-name="P80"><text:span text:style-name="T131">--</text:span></text:p>
      <text:p text:style-name="P81"><text:span text:style-name="T132">4. Mockups</text:span></text:p>
      <text:p text:style-name="P82"><text:span text:style-name="T133">Include mockup visualizations of the application user interface. The mockups should cover all the application functionality, and should include indications (e.g., clicking a button, selecting a menu item) on how to navigate between the different windows.</text:span></text:p>
      <text:p text:style-name="P83"><text:span text:style-name="T13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